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PakType Naqsh" svg:font-family="'PakType Naqsh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2.75pt"/>
    </style:style>
    <style:style style:name="co3" style:family="table-column">
      <style:table-column-properties fo:break-before="auto" style:column-width="80.3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402.21pt"/>
    </style:style>
    <style:style style:name="co7" style:family="table-column">
      <style:table-column-properties fo:break-before="auto" style:column-width="78.75pt"/>
    </style:style>
    <style:style style:name="co8" style:family="table-column">
      <style:table-column-properties fo:break-before="auto" style:column-width="112.51pt"/>
    </style:style>
    <style:style style:name="co9" style:family="table-column">
      <style:table-column-properties fo:break-before="auto" style:column-width="59.3pt"/>
    </style:style>
    <style:style style:name="co10" style:family="table-column">
      <style:table-column-properties fo:break-before="auto" style:column-width="398.95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0.09pt"/>
    </style:style>
    <style:style style:name="co13" style:family="table-column">
      <style:table-column-properties fo:break-before="auto" style:column-width="96.75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9.64pt" fo:break-before="auto" style:use-optimal-row-height="true"/>
    </style:style>
    <style:style style:name="ro3" style:family="table-row">
      <style:table-row-properties style:row-height="19.6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PageStyle_5f_Total_20_Rev_20__26__20_Exp">
      <style:table-properties table:display="true" style:writing-mode="lr-tb"/>
    </style:style>
    <style:style style:name="ta2" style:family="table" style:master-page-name="PageStyle_5f_Revenue">
      <style:table-properties table:display="true" style:writing-mode="lr-tb"/>
    </style:style>
    <style:style style:name="ta3" style:family="table" style:master-page-name="PageStyle_5f_Recurrent_20_Expenditure">
      <style:table-properties table:display="true" style:writing-mode="lr-tb"/>
    </style:style>
    <style:style style:name="ta4" style:family="table" style:master-page-name="PageStyle_5f_Project_20_Expenditure">
      <style:table-properties table:display="true" style:writing-mode="lr-tb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Heading1" style:data-style-name="N10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Content" style:data-style-name="N100">
      <style:table-cell-properties fo:border-bottom="none" fo:border-left="0.06pt solid #000000" fo:border-right="none" fo:border-top="none"/>
    </style:style>
    <style:style style:name="ce5" style:family="table-cell" style:parent-style-name="Total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Content" style:data-style-name="N100"/>
    <style:style style:name="ce7" style:family="table-cell" style:parent-style-name="Content">
      <style:text-properties fo:font-weight="bold" style:font-weight-asian="bold" style:font-weight-complex="bold"/>
    </style:style>
    <style:style style:name="ce8" style:family="table-cell" style:parent-style-name="Heading1">
      <style:table-cell-properties fo:border-bottom="0.06pt solid #000000" fo:border-left="none" fo:border-right="none" fo:border-top="0.06pt solid #000000"/>
    </style:style>
    <style:style style:name="ce9" style:family="table-cell" style:parent-style-name="Total">
      <style:table-cell-properties fo:border-bottom="0.06pt solid #000000" fo:border-left="none" fo:border-right="none" fo:border-top="0.06pt solid #000000"/>
    </style:style>
    <style:style style:name="ce10" style:family="table-cell" style:parent-style-name="Heading1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Content">
      <style:table-cell-properties fo:border-bottom="none" fo:border-left="none" fo:border-right="0.06pt solid #000000" fo:border-top="none"/>
    </style:style>
    <style:style style:name="ce12" style:family="table-cell" style:parent-style-name="Total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Subtotal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06"/>
    <style:style style:name="ce17" style:family="table-cell" style:parent-style-name="Subtotal" style:data-style-name="N106"/>
    <style:style style:name="ce18" style:family="table-cell" style:parent-style-name="Total" style:data-style-name="N106">
      <style:table-cell-properties fo:border-bottom="0.06pt solid #000000" fo:border-left="none" fo:border-right="none" fo:border-top="0.06pt solid #000000"/>
    </style:style>
    <style:style style:name="ce19" style:family="table-cell" style:parent-style-name="Subtotal" style:data-style-name="N106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06">
      <style:table-cell-properties fo:border-bottom="none" fo:border-left="none" fo:border-right="0.06pt solid #000000" fo:border-top="none"/>
    </style:style>
    <style:style style:name="ce21" style:family="table-cell" style:parent-style-name="Total" style:data-style-name="N106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Content">
      <style:table-cell-properties fo:border-bottom="none" fo:border-left="0.06pt solid #000000" fo:border-right="none" fo:border-top="none"/>
    </style:style>
    <style:style style:name="ce23" style:family="table-cell" style:parent-style-name="Subtotal">
      <style:table-cell-properties fo:border-bottom="none" fo:border-left="none" fo:border-right="0.06pt solid #000000" fo:border-top="none"/>
    </style:style>
    <style:style style:name="ce24" style:family="table-cell" style:parent-style-name="Total">
      <style:table-cell-properties fo:border-bottom="none" fo:border-left="0.06pt solid #000000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Rev &amp; Ex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1018" table:default-cell-style-name="Default"/>
        <table:table-row table:style-name="ro1">
          <table:table-cell table:number-columns-repeated="2"/>
          <table:table-cell table:style-name="Heading" office:value-type="string" calcext:value-type="string">
            <text:p>Table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Heading" office:value-type="string" calcext:value-type="string">
            <text:p>Total State Revenue &amp; Expenditu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Heading" office:value-type="string" calcext:value-type="string">
            <text:p>for the Fiscal Years 2009 &amp; 201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VENUE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hapter Cod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float" office:value="2010" calcext:value-type="float">
            <text:p>2010</text:p>
          </table:table-cell>
          <table:table-cell table:style-name="ce10"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ontent" office:value-type="string" calcext:value-type="string">
            <text:p>Oil</text:p>
          </table:table-cell>
          <table:table-cell table:style-name="Content" office:value-type="float" office:value="1123628000" calcext:value-type="float">
            <text:p>1,123,628,000 </text:p>
          </table:table-cell>
          <table:table-cell table:style-name="ce11" office:value-type="float" office:value="1061583000" calcext:value-type="float">
            <text:p>1,061,583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-3-4-6-7</text:p>
          </table:table-cell>
          <table:table-cell table:style-name="Content" office:value-type="string" calcext:value-type="string">
            <text:p>Non Oil</text:p>
          </table:table-cell>
          <table:table-cell table:style-name="Content" office:value-type="float" office:value="302689000" calcext:value-type="float">
            <text:p>302,689,000 </text:p>
          </table:table-cell>
          <table:table-cell table:style-name="ce11" office:value-type="float" office:value="299742000" calcext:value-type="float">
            <text:p>299,742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ontent" office:value-type="string" calcext:value-type="string">
            <text:p>Grants</text:p>
          </table:table-cell>
          <table:table-cell table:style-name="Content" office:value-type="float" office:value="37600000" calcext:value-type="float">
            <text:p>37,600,000 </text:p>
          </table:table-cell>
          <table:table-cell table:style-name="ce11" office:value-type="float" office:value="37600000" calcext:value-type="float">
            <text:p>37,600,000 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Total Revenue</text:p>
          </table:table-cell>
          <table:table-cell table:style-name="ce9" table:formula="of:=SUM([.D10:.D12])" office:value-type="float" office:value="1463917000" calcext:value-type="float">
            <text:p>1,463,917,000 </text:p>
          </table:table-cell>
          <table:table-cell table:style-name="ce12" table:formula="of:=SUM([.E10:.E12])" office:value-type="float" office:value="1398925000" calcext:value-type="float">
            <text:p>1,398,925,000 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6"/>
          <table:table-cell table:style-name="Content" table:number-columns-repeated="3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EXPENDITURE</text:p>
          </table:table-cell>
          <table:table-cell/>
          <table:table-cell table:style-name="Content" table:number-columns-repeated="2"/>
          <table:table-cell table:number-columns-repeated="1019"/>
        </table:table-row>
        <table:table-row table:style-name="ro1">
          <table:table-cell/>
          <table:table-cell table:style-name="ce6"/>
          <table:table-cell table:style-name="Content"/>
          <table:table-cell/>
          <table:table-cell table:style-name="Content" office:value-type="string" calcext:value-type="string">
            <text:p>BD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Chapter Cod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float" office:value="2010" calcext:value-type="float">
            <text:p>2010</text:p>
          </table:table-cell>
          <table:table-cell table:style-name="ce10"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-7</text:p>
          </table:table-cell>
          <table:table-cell table:style-name="Content" office:value-type="string" calcext:value-type="string">
            <text:p>Recurrent Expenditure</text:p>
          </table:table-cell>
          <table:table-cell table:style-name="Content" table:formula="of:=['Recurrent Expenditure'.C105]" office:value-type="float" office:value="1887728000" calcext:value-type="float">
            <text:p>1,887,728,000 </text:p>
          </table:table-cell>
          <table:table-cell table:style-name="ce11" table:formula="of:=['Recurrent Expenditure'.D105]" office:value-type="float" office:value="1777948000" calcext:value-type="float">
            <text:p>1,777,948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ontent" office:value-type="string" calcext:value-type="string">
            <text:p>Projects Expenditure</text:p>
          </table:table-cell>
          <table:table-cell table:style-name="Content" table:formula="of:=['Project Expenditure'.C44]" office:value-type="float" office:value="305000000" calcext:value-type="float">
            <text:p>305,000,000 </text:p>
          </table:table-cell>
          <table:table-cell table:style-name="ce11" table:formula="of:=['Project Expenditure'.D44]" office:value-type="float" office:value="305000000" calcext:value-type="float">
            <text:p>305,000,000 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Total Expenditure</text:p>
          </table:table-cell>
          <table:table-cell table:style-name="ce9" table:formula="of:=SUM([.D19:.D20])" office:value-type="float" office:value="2192728000" calcext:value-type="float">
            <text:p>2,192,728,000 </text:p>
          </table:table-cell>
          <table:table-cell table:style-name="ce12" table:formula="of:=SUM([.E19:.E20])" office:value-type="float" office:value="2082948000" calcext:value-type="float">
            <text:p>2,082,948,000 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ontent" table:number-columns-repeated="3"/>
          <table:table-cell table:number-columns-repeated="1019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Surplus / ( Deficit )</text:p>
          </table:table-cell>
          <table:table-cell table:style-name="ce9" table:formula="of:=[.D13]-[.D21]" office:value-type="float" office:value="-728811000" calcext:value-type="float">
            <text:p>(728,811,000)</text:p>
          </table:table-cell>
          <table:table-cell table:style-name="ce12" table:formula="of:=[.E13]-[.E21]" office:value-type="float" office:value="-684023000" calcext:value-type="float">
            <text:p>(684,023,000)</text:p>
          </table:table-cell>
          <table:table-cell table:number-columns-repeated="1019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enu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Default"/>
        <table:table-column table:style-name="co4" table:number-columns-repeated="1019" table:default-cell-style-name="Default"/>
        <table:table-row table:style-name="ro5">
          <table:table-cell/>
          <table:table-cell table:style-name="Heading" office:value-type="string" calcext:value-type="string">
            <text:p>Table 2</text:p>
          </table:table-cell>
          <table:table-cell table:number-columns-repeated="1022"/>
        </table:table-row>
        <table:table-row table:style-name="ro5">
          <table:table-cell/>
          <table:table-cell table:style-name="Heading" office:value-type="string" calcext:value-type="string">
            <text:p>Revenue by Ministries</text:p>
          </table:table-cell>
          <table:table-cell table:number-columns-repeated="1022"/>
        </table:table-row>
        <table:table-row table:style-name="ro5">
          <table:table-cell/>
          <table:table-cell table:style-name="Heading" office:value-type="string" calcext:value-type="string">
            <text:p>for the Fiscal Years 2009 &amp; 2010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escription</text:p>
          </table:table-cell>
          <table:table-cell table:style-name="ce8" office:value-type="float" office:value="2010" calcext:value-type="float">
            <text:p>2010</text:p>
          </table:table-cell>
          <table:table-cell table:style-name="ce10" office:value-type="float" office:value="2009" calcext:value-type="float">
            <text:p>2009</text:p>
          </table:table-cell>
          <table:table-cell table:number-columns-repeated="1020"/>
        </table:table-row>
        <table:table-row-group>
          <table:table-row table:style-name="ro2">
            <table:table-cell table:style-name="Subtotal"/>
            <table:table-cell table:style-name="ce14" office:value-type="string" calcext:value-type="string">
              <text:p>Public Administration Sector</text:p>
            </table:table-cell>
            <table:table-cell table:style-name="ce17" table:formula="of:=SUBTOTAL(9;[.C9:.C16])" office:value-type="float" office:value="70928000" calcext:value-type="float">
              <text:p>70,928,000 </text:p>
            </table:table-cell>
            <table:table-cell table:style-name="ce19" table:formula="of:=SUBTOTAL(9;[.D9:.D16])" office:value-type="float" office:value="68543000" calcext:value-type="float">
              <text:p>68,543,000 </text:p>
            </table:table-cell>
            <table:table-cell table:style-name="Subtotal" table:number-columns-repeated="1020"/>
          </table:table-row>
          <table:table-row-group>
            <table:table-row table:style-name="ro5">
              <table:table-cell/>
              <table:table-cell table:style-name="ce15" office:value-type="string" calcext:value-type="string">
                <text:p>Ministry of Interior</text:p>
              </table:table-cell>
              <table:table-cell office:value-type="float" office:value="46437000" calcext:value-type="float">
                <text:p>46,437,000 </text:p>
              </table:table-cell>
              <table:table-cell table:style-name="ce20" office:value-type="float" office:value="46011000" calcext:value-type="float">
                <text:p>46,011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Legal Affairs Directorate</text:p>
              </table:table-cell>
              <table:table-cell office:value-type="float" office:value="6000" calcext:value-type="float">
                <text:p>6,000 </text:p>
              </table:table-cell>
              <table:table-cell table:style-name="ce20" office:value-type="float" office:value="6000" calcext:value-type="float">
                <text:p>6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Foreign Affairs</text:p>
              </table:table-cell>
              <table:table-cell office:value-type="float" office:value="1831000" calcext:value-type="float">
                <text:p>1,831,000 </text:p>
              </table:table-cell>
              <table:table-cell table:style-name="ce20" office:value-type="float" office:value="1696000" calcext:value-type="float">
                <text:p>1,696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Justice &amp; Islamic Affairs (Justice Affairs)</text:p>
              </table:table-cell>
              <table:table-cell office:value-type="float" office:value="10158000" calcext:value-type="float">
                <text:p>10,158,000 </text:p>
              </table:table-cell>
              <table:table-cell table:style-name="ce20" office:value-type="float" office:value="7558000" calcext:value-type="float">
                <text:p>7,558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Central Informatics Organization</text:p>
              </table:table-cell>
              <table:table-cell office:value-type="float" office:value="1184000" calcext:value-type="float">
                <text:p>1,184,000 </text:p>
              </table:table-cell>
              <table:table-cell table:style-name="ce20" office:value-type="float" office:value="2960000" calcext:value-type="float">
                <text:p>2,960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Justice &amp; Islamic Affairs (Islamic Affairs)</text:p>
              </table:table-cell>
              <table:table-cell office:value-type="float" office:value="10000" calcext:value-type="float">
                <text:p>10,000 </text:p>
              </table:table-cell>
              <table:table-cell table:style-name="ce20" office:value-type="float" office:value="10000" calcext:value-type="float">
                <text:p>10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Civil Service Bureau</text:p>
              </table:table-cell>
              <table:table-cell office:value-type="float" office:value="2000" calcext:value-type="float">
                <text:p>2,000 </text:p>
              </table:table-cell>
              <table:table-cell table:style-name="ce20" office:value-type="float" office:value="2000" calcext:value-type="float">
                <text:p>2,000 </text:p>
              </table:table-cell>
              <table:table-cell table:number-columns-repeated="1020"/>
            </table:table-row>
            <table:table-row table:style-name="ro4">
              <table:table-cell/>
              <table:table-cell table:style-name="ce15" office:value-type="string" calcext:value-type="string">
                <text:p>Survey &amp; Land Registration Bureau</text:p>
              </table:table-cell>
              <table:table-cell office:value-type="float" office:value="11300000" calcext:value-type="float">
                <text:p>11,300,000 </text:p>
              </table:table-cell>
              <table:table-cell table:style-name="ce20" office:value-type="float" office:value="10300000" calcext:value-type="float">
                <text:p>10,300,000 </text:p>
              </table:table-cell>
              <table:table-cell table:number-columns-repeated="1020"/>
            </table:table-row>
          </table:table-row-group>
          <table:table-row table:style-name="ro2">
            <table:table-cell table:style-name="Subtotal"/>
            <table:table-cell table:style-name="ce14" office:value-type="string" calcext:value-type="string">
              <text:p>Social Services Sector</text:p>
            </table:table-cell>
            <table:table-cell table:style-name="ce17" table:formula="of:=SUBTOTAL(9;[.C18:.C22])" office:value-type="float" office:value="27421000" calcext:value-type="float">
              <text:p>27,421,000 </text:p>
            </table:table-cell>
            <table:table-cell table:style-name="ce19" table:formula="of:=SUBTOTAL(9;[.D18:.D22])" office:value-type="float" office:value="26033000" calcext:value-type="float">
              <text:p>26,033,000 </text:p>
            </table:table-cell>
            <table:table-cell table:style-name="Subtotal" table:number-columns-repeated="1020"/>
          </table:table-row>
          <table:table-row-group>
            <table:table-row table:style-name="ro5">
              <table:table-cell/>
              <table:table-cell table:style-name="ce15" office:value-type="string" calcext:value-type="string">
                <text:p>Ministry of Information</text:p>
              </table:table-cell>
              <table:table-cell office:value-type="float" office:value="8886000" calcext:value-type="float">
                <text:p>8,886,000 </text:p>
              </table:table-cell>
              <table:table-cell table:style-name="ce20" office:value-type="float" office:value="8483000" calcext:value-type="float">
                <text:p>8,483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Education</text:p>
              </table:table-cell>
              <table:table-cell office:value-type="float" office:value="188000" calcext:value-type="float">
                <text:p>188,000 </text:p>
              </table:table-cell>
              <table:table-cell table:style-name="ce20" office:value-type="float" office:value="198000" calcext:value-type="float">
                <text:p>198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Health</text:p>
              </table:table-cell>
              <table:table-cell office:value-type="float" office:value="13289000" calcext:value-type="float">
                <text:p>13,289,000 </text:p>
              </table:table-cell>
              <table:table-cell table:style-name="ce20" office:value-type="float" office:value="12667000" calcext:value-type="float">
                <text:p>12,667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Labour</text:p>
              </table:table-cell>
              <table:table-cell office:value-type="float" office:value="5043000" calcext:value-type="float">
                <text:p>5,043,000 </text:p>
              </table:table-cell>
              <table:table-cell table:style-name="ce20" office:value-type="float" office:value="4670000" calcext:value-type="float">
                <text:p>4,670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Social Development</text:p>
              </table:table-cell>
              <table:table-cell office:value-type="float" office:value="15000" calcext:value-type="float">
                <text:p>15,000 </text:p>
              </table:table-cell>
              <table:table-cell table:style-name="ce20" office:value-type="float" office:value="15000" calcext:value-type="float">
                <text:p>15,000 </text:p>
              </table:table-cell>
              <table:table-cell table:number-columns-repeated="1020"/>
            </table:table-row>
          </table:table-row-group>
          <table:table-row table:style-name="ro2">
            <table:table-cell table:style-name="Subtotal"/>
            <table:table-cell table:style-name="ce14" office:value-type="string" calcext:value-type="string">
              <text:p>Economic Services Sector</text:p>
            </table:table-cell>
            <table:table-cell table:style-name="ce17" table:formula="of:=SUBTOTAL(9;[.C24:.C26])" office:value-type="float" office:value="1271199000" calcext:value-type="float">
              <text:p>1,271,199,000 </text:p>
            </table:table-cell>
            <table:table-cell table:style-name="ce19" table:formula="of:=SUBTOTAL(9;[.D24:.D26])" office:value-type="float" office:value="1210942000" calcext:value-type="float">
              <text:p>1,210,942,000 </text:p>
            </table:table-cell>
            <table:table-cell table:style-name="Subtotal" table:number-columns-repeated="1020"/>
          </table:table-row>
          <table:table-row-group>
            <table:table-row table:style-name="ro5">
              <table:table-cell/>
              <table:table-cell table:style-name="ce15" office:value-type="string" calcext:value-type="string">
                <text:p>Ministry of Industry &amp; Commerce</text:p>
              </table:table-cell>
              <table:table-cell office:value-type="float" office:value="5827000" calcext:value-type="float">
                <text:p>5,827,000 </text:p>
              </table:table-cell>
              <table:table-cell table:style-name="ce20" office:value-type="float" office:value="5738000" calcext:value-type="float">
                <text:p>5,738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National Oil &amp; Gas Authority</text:p>
              </table:table-cell>
              <table:table-cell office:value-type="float" office:value="1123928000" calcext:value-type="float">
                <text:p>1,123,928,000 </text:p>
              </table:table-cell>
              <table:table-cell table:style-name="ce20" office:value-type="float" office:value="1061883000" calcext:value-type="float">
                <text:p>1,061,883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Ministry of Finance</text:p>
              </table:table-cell>
              <table:table-cell office:value-type="float" office:value="141444000" calcext:value-type="float">
                <text:p>141,444,000 </text:p>
              </table:table-cell>
              <table:table-cell table:style-name="ce20" office:value-type="float" office:value="143321000" calcext:value-type="float">
                <text:p>143,321,000 </text:p>
              </table:table-cell>
              <table:table-cell table:number-columns-repeated="1020"/>
            </table:table-row>
          </table:table-row-group>
          <table:table-row table:style-name="ro2">
            <table:table-cell table:style-name="Subtotal"/>
            <table:table-cell table:style-name="ce14" office:value-type="string" calcext:value-type="string">
              <text:p>Infrastructure Sector</text:p>
            </table:table-cell>
            <table:table-cell table:style-name="ce17" table:formula="of:=SUBTOTAL(9;[.C28:.C31])" office:value-type="float" office:value="93755000" calcext:value-type="float">
              <text:p>93,755,000 </text:p>
            </table:table-cell>
            <table:table-cell table:style-name="ce19" table:formula="of:=SUBTOTAL(9;[.D28:.D31])" office:value-type="float" office:value="92812000" calcext:value-type="float">
              <text:p>92,812,000 </text:p>
            </table:table-cell>
            <table:table-cell table:style-name="Subtotal" table:number-columns-repeated="1020"/>
          </table:table-row>
          <table:table-row-group>
            <table:table-row table:style-name="ro5">
              <table:table-cell/>
              <table:table-cell table:style-name="ce15" office:value-type="string" calcext:value-type="string">
                <text:p>Ministry of Works</text:p>
              </table:table-cell>
              <table:table-cell office:value-type="float" office:value="230000" calcext:value-type="float">
                <text:p>230,000 </text:p>
              </table:table-cell>
              <table:table-cell table:style-name="ce20" office:value-type="float" office:value="230000" calcext:value-type="float">
                <text:p>230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Post, Communication,Frequency and Transport Affairs</text:p>
              </table:table-cell>
              <table:table-cell office:value-type="float" office:value="6255000" calcext:value-type="float">
                <text:p>6,255,000 </text:p>
              </table:table-cell>
              <table:table-cell table:style-name="ce20" office:value-type="float" office:value="5930000" calcext:value-type="float">
                <text:p>5,930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Civil Aviation Affairs</text:p>
              </table:table-cell>
              <table:table-cell office:value-type="float" office:value="9200000" calcext:value-type="float">
                <text:p>9,200,000 </text:p>
              </table:table-cell>
              <table:table-cell table:style-name="ce20" office:value-type="float" office:value="8700000" calcext:value-type="float">
                <text:p>8,700,000 </text:p>
              </table:table-cell>
              <table:table-cell table:number-columns-repeated="1020"/>
            </table:table-row>
            <table:table-row table:style-name="ro5">
              <table:table-cell/>
              <table:table-cell table:style-name="ce15" office:value-type="string" calcext:value-type="string">
                <text:p>Customs Affairs</text:p>
              </table:table-cell>
              <table:table-cell office:value-type="float" office:value="78070000" calcext:value-type="float">
                <text:p>78,070,000 </text:p>
              </table:table-cell>
              <table:table-cell table:style-name="ce20" office:value-type="float" office:value="77952000" calcext:value-type="float">
                <text:p>77,952,000 </text:p>
              </table:table-cell>
              <table:table-cell table:number-columns-repeated="1020"/>
            </table:table-row>
          </table:table-row-group>
          <table:table-row table:style-name="ro2">
            <table:table-cell table:style-name="Subtotal"/>
            <table:table-cell table:style-name="ce14" office:value-type="string" calcext:value-type="string">
              <text:p>Miscellaneous Budget</text:p>
            </table:table-cell>
            <table:table-cell table:style-name="ce17" table:formula="of:=SUBTOTAL(9;[.C33:.C34])" office:value-type="float" office:value="614000" calcext:value-type="float">
              <text:p>614,000 </text:p>
            </table:table-cell>
            <table:table-cell table:style-name="ce19" table:formula="of:=SUBTOTAL(9;[.D33:.D34])" office:value-type="float" office:value="595000" calcext:value-type="float">
              <text:p>595,000 </text:p>
            </table:table-cell>
            <table:table-cell table:style-name="Subtotal" table:number-columns-repeated="1020"/>
          </table:table-row>
          <table:table-row-group>
            <table:table-row table:style-name="ro5">
              <table:table-cell/>
              <table:table-cell table:style-name="ce15" office:value-type="string" calcext:value-type="string">
                <text:p>Ministry of Municipalities &amp; Agriculture Affairs (Agriculture Affairs)</text:p>
              </table:table-cell>
              <table:table-cell office:value-type="float" office:value="330000" calcext:value-type="float">
                <text:p>330,000 </text:p>
              </table:table-cell>
              <table:table-cell table:style-name="ce20" office:value-type="float" office:value="315000" calcext:value-type="float">
                <text:p>315,000 </text:p>
              </table:table-cell>
              <table:table-cell table:number-columns-repeated="1020"/>
            </table:table-row>
            <table:table-row table:style-name="ro4">
              <table:table-cell/>
              <table:table-cell table:style-name="ce15" office:value-type="string" calcext:value-type="string">
                <text:p>Public Commission for the Protection of Marine Resources, Environment &amp; Wildlife </text:p>
              </table:table-cell>
              <table:table-cell office:value-type="float" office:value="284000" calcext:value-type="float">
                <text:p>284,000 </text:p>
              </table:table-cell>
              <table:table-cell table:style-name="ce20" office:value-type="float" office:value="280000" calcext:value-type="float">
                <text:p>280,000 </text:p>
              </table:table-cell>
              <table:table-cell table:number-columns-repeated="1020"/>
            </table:table-row>
          </table:table-row-group>
        </table:table-row-group>
        <table:table-row table:style-name="ro2">
          <table:table-cell table:style-name="Subtotal"/>
          <table:table-cell table:style-name="ce5" office:value-type="string" calcext:value-type="string">
            <text:p>Total</text:p>
          </table:table-cell>
          <table:table-cell table:style-name="ce18" table:formula="of:=SUBTOTAL(9;[.C8:.C34])" office:value-type="float" office:value="1463917000" calcext:value-type="float">
            <text:p>1,463,917,000 </text:p>
          </table:table-cell>
          <table:table-cell table:style-name="ce21" table:formula="of:=SUBTOTAL(9;[.D8:.D34])" office:value-type="float" office:value="1398925000" calcext:value-type="float">
            <text:p>1,398,925,000 </text:p>
          </table:table-cell>
          <table:table-cell table:style-name="Subtotal"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current Expenditure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ce22"/>
        <table:table-column table:style-name="co11" table:default-cell-style-name="Content"/>
        <table:table-column table:style-name="co11" table:default-cell-style-name="ce11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Recurren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for the fiscal years 2009 &amp; 2010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 table:style-name="Heading1"/>
          <table:table-cell table:style-name="ce13" office:value-type="string" calcext:value-type="string">
            <text:p>Description</text:p>
          </table:table-cell>
          <table:table-cell table:style-name="ce8" office:value-type="float" office:value="2010" calcext:value-type="float">
            <text:p>2010</text:p>
          </table:table-cell>
          <table:table-cell table:style-name="ce10" office:value-type="float" office:value="2009" calcext:value-type="float">
            <text:p>2009</text:p>
          </table:table-cell>
          <table:table-cell table:style-name="Heading1" table:number-columns-repeated="1020"/>
        </table:table-row>
        <table:table-row-group>
          <table:table-row-group>
            <table:table-row table:style-name="ro2">
              <table:table-cell table:style-name="Subtotal"/>
              <table:table-cell table:style-name="ce14" office:value-type="string" calcext:value-type="string">
                <text:p>Public Administration Sector</text:p>
              </table:table-cell>
              <table:table-cell table:style-name="Subtotal" table:formula="of:=SUBTOTAL(9;[.C9:.C32])" office:value-type="float" office:value="615028000" calcext:value-type="float">
                <text:p>615,028,000 </text:p>
              </table:table-cell>
              <table:table-cell table:style-name="ce23" table:formula="of:=SUBTOTAL(9;[.D9:.D32])" office:value-type="float" office:value="590878000" calcext:value-type="float">
                <text:p>590,878,000 </text:p>
              </table:table-cell>
              <table:table-cell table:style-name="Subtotal" table:number-columns-repeated="1020"/>
            </table:table-row>
            <table:table-row-group>
              <table:table-row table:style-name="ro1">
                <table:table-cell/>
                <table:table-cell office:value-type="string" calcext:value-type="string">
                  <text:p>Prime Minister's Court</text:p>
                </table:table-cell>
                <table:table-cell office:value-type="float" office:value="16369000" calcext:value-type="float">
                  <text:p>16,369,000 </text:p>
                </table:table-cell>
                <table:table-cell office:value-type="float" office:value="16270000" calcext:value-type="float">
                  <text:p>16,27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Deputy Prime Minister</text:p>
                </table:table-cell>
                <table:table-cell office:value-type="float" office:value="1125000" calcext:value-type="float">
                  <text:p>1,125,000 </text:p>
                </table:table-cell>
                <table:table-cell office:value-type="float" office:value="1108000" calcext:value-type="float">
                  <text:p>1,108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Deputy Prime Minister</text:p>
                </table:table-cell>
                <table:table-cell office:value-type="float" office:value="449000" calcext:value-type="float">
                  <text:p>449,000 </text:p>
                </table:table-cell>
                <table:table-cell office:value-type="float" office:value="440000" calcext:value-type="float">
                  <text:p>44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Deputy Prime Minister</text:p>
                </table:table-cell>
                <table:table-cell table:number-columns-repeated="2" office:value-type="float" office:value="195000" calcext:value-type="float">
                  <text:p>19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Prime Minister's Advisor for Economic Affairs</text:p>
                </table:table-cell>
                <table:table-cell office:value-type="float" office:value="344000" calcext:value-type="float">
                  <text:p>344,000 </text:p>
                </table:table-cell>
                <table:table-cell office:value-type="float" office:value="338000" calcext:value-type="float">
                  <text:p>338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Prime Minister's Advisor for Cultural Affairs</text:p>
                </table:table-cell>
                <table:table-cell office:value-type="float" office:value="354000" calcext:value-type="float">
                  <text:p>354,000 </text:p>
                </table:table-cell>
                <table:table-cell office:value-type="float" office:value="350000" calcext:value-type="float">
                  <text:p>35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Prime Minister's Advisor</text:p>
                </table:table-cell>
                <table:table-cell office:value-type="float" office:value="254000" calcext:value-type="float">
                  <text:p>254,000 </text:p>
                </table:table-cell>
                <table:table-cell office:value-type="float" office:value="249000" calcext:value-type="float">
                  <text:p>249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Prime Minister's Advisor</text:p>
                </table:table-cell>
                <table:table-cell table:number-columns-repeated="2" office:value-type="float" office:value="195000" calcext:value-type="float">
                  <text:p>19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Prime Minister's Advisor for Security Affairs</text:p>
                </table:table-cell>
                <table:table-cell office:value-type="float" office:value="330000" calcext:value-type="float">
                  <text:p>330,000 </text:p>
                </table:table-cell>
                <table:table-cell office:value-type="float" office:value="324000" calcext:value-type="float">
                  <text:p>324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Prime Ministers Advisor for Industry &amp; Oil Affairs</text:p>
                </table:table-cell>
                <table:table-cell table:number-columns-repeated="2" office:value-type="float" office:value="195000" calcext:value-type="float">
                  <text:p>19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Defence</text:p>
                </table:table-cell>
                <table:table-cell office:value-type="float" office:value="279100000" calcext:value-type="float">
                  <text:p>279,100,000 </text:p>
                </table:table-cell>
                <table:table-cell office:value-type="float" office:value="265600000" calcext:value-type="float">
                  <text:p>265,60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The General Commission for the Higher Defence Council</text:p>
                </table:table-cell>
                <table:table-cell table:number-columns-repeated="2" office:value-type="float" office:value="288000" calcext:value-type="float">
                  <text:p>288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Interior</text:p>
                </table:table-cell>
                <table:table-cell office:value-type="float" office:value="187104000" calcext:value-type="float">
                  <text:p>187,104,000 </text:p>
                </table:table-cell>
                <table:table-cell office:value-type="float" office:value="182006000" calcext:value-type="float">
                  <text:p>182,006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Customs Affairs</text:p>
                </table:table-cell>
                <table:table-cell office:value-type="float" office:value="14509000" calcext:value-type="float">
                  <text:p>14,509,000 </text:p>
                </table:table-cell>
                <table:table-cell office:value-type="float" office:value="14384000" calcext:value-type="float">
                  <text:p>14,384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National Security Agency</text:p>
                </table:table-cell>
                <table:table-cell table:number-columns-repeated="2" office:value-type="float" office:value="18218000" calcext:value-type="float">
                  <text:p>18,218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National Guard</text:p>
                </table:table-cell>
                <table:table-cell office:value-type="float" office:value="24222000" calcext:value-type="float">
                  <text:p>24,222,000 </text:p>
                </table:table-cell>
                <table:table-cell office:value-type="float" office:value="23171000" calcext:value-type="float">
                  <text:p>23,171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Legal Affairs Directorate</text:p>
                </table:table-cell>
                <table:table-cell office:value-type="float" office:value="1669000" calcext:value-type="float">
                  <text:p>1,669,000 </text:p>
                </table:table-cell>
                <table:table-cell office:value-type="float" office:value="1664000" calcext:value-type="float">
                  <text:p>1,664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Foreign Affairs</text:p>
                </table:table-cell>
                <table:table-cell office:value-type="float" office:value="29326000" calcext:value-type="float">
                  <text:p>29,326,000 </text:p>
                </table:table-cell>
                <table:table-cell office:value-type="float" office:value="25674000" calcext:value-type="float">
                  <text:p>25,674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Justice &amp; Islamic Affairs (Justice Affairs)</text:p>
                </table:table-cell>
                <table:table-cell office:value-type="float" office:value="19734000" calcext:value-type="float">
                  <text:p>19,734,000 </text:p>
                </table:table-cell>
                <table:table-cell office:value-type="float" office:value="19489000" calcext:value-type="float">
                  <text:p>19,489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Justice &amp; Islamic Affairs (Islamic Affairs)</text:p>
                </table:table-cell>
                <table:table-cell office:value-type="float" office:value="2500000" calcext:value-type="float">
                  <text:p>2,500,000 </text:p>
                </table:table-cell>
                <table:table-cell office:value-type="float" office:value="2470000" calcext:value-type="float">
                  <text:p>2,47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State for Cabinet Affairs</text:p>
                </table:table-cell>
                <table:table-cell office:value-type="float" office:value="1515000" calcext:value-type="float">
                  <text:p>1,515,000 </text:p>
                </table:table-cell>
                <table:table-cell office:value-type="float" office:value="1489000" calcext:value-type="float">
                  <text:p>1,489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Civil Service Bureau</text:p>
                </table:table-cell>
                <table:table-cell office:value-type="float" office:value="4523000" calcext:value-type="float">
                  <text:p>4,523,000 </text:p>
                </table:table-cell>
                <table:table-cell office:value-type="float" office:value="4432000" calcext:value-type="float">
                  <text:p>4,432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Central Informatics Organization</text:p>
                </table:table-cell>
                <table:table-cell office:value-type="float" office:value="7336000" calcext:value-type="float">
                  <text:p>7,336,000 </text:p>
                </table:table-cell>
                <table:table-cell office:value-type="float" office:value="7251000" calcext:value-type="float">
                  <text:p>7,251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Survey &amp; Land Registration Bureau</text:p>
                </table:table-cell>
                <table:table-cell office:value-type="float" office:value="5174000" calcext:value-type="float">
                  <text:p>5,174,000 </text:p>
                </table:table-cell>
                <table:table-cell office:value-type="float" office:value="5078000" calcext:value-type="float">
                  <text:p>5,078,000 </text:p>
                </table:table-cell>
                <table:table-cell table:number-columns-repeated="1020"/>
              </table:table-row>
            </table:table-row-group>
            <table:table-row table:style-name="ro1">
              <table:table-cell table:style-name="Subtotal"/>
              <table:table-cell table:style-name="ce14" office:value-type="string" calcext:value-type="string">
                <text:p>Social Services Sector</text:p>
              </table:table-cell>
              <table:table-cell table:style-name="Subtotal" table:formula="of:=SUBTOTAL(9;[.C34:.C41])" office:value-type="float" office:value="492418000" calcext:value-type="float">
                <text:p>492,418,000 </text:p>
              </table:table-cell>
              <table:table-cell table:style-name="ce23" table:formula="of:=SUBTOTAL(9;[.D34:.D41])" office:value-type="float" office:value="451592000" calcext:value-type="float">
                <text:p>451,592,000 </text:p>
              </table:table-cell>
              <table:table-cell table:style-name="Subtotal"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Information</text:p>
                </table:table-cell>
                <table:table-cell office:value-type="float" office:value="11305000" calcext:value-type="float">
                  <text:p>11,305,000 </text:p>
                </table:table-cell>
                <table:table-cell office:value-type="float" office:value="11163000" calcext:value-type="float">
                  <text:p>11,16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Education</text:p>
                </table:table-cell>
                <table:table-cell office:value-type="float" office:value="225020000" calcext:value-type="float">
                  <text:p>225,020,000 </text:p>
                </table:table-cell>
                <table:table-cell office:value-type="float" office:value="213822000" calcext:value-type="float">
                  <text:p>213,82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Health</text:p>
                </table:table-cell>
                <table:table-cell office:value-type="float" office:value="202066000" calcext:value-type="float">
                  <text:p>202,066,000 </text:p>
                </table:table-cell>
                <table:table-cell office:value-type="float" office:value="172562000" calcext:value-type="float">
                  <text:p>172,56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Labour</text:p>
                </table:table-cell>
                <table:table-cell office:value-type="float" office:value="5371000" calcext:value-type="float">
                  <text:p>5,371,000 </text:p>
                </table:table-cell>
                <table:table-cell office:value-type="float" office:value="5271000" calcext:value-type="float">
                  <text:p>5,271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Labour Market Regulatory Authority</text:p>
                </table:table-cell>
                <table:table-cell table:number-columns-repeated="2" office:value-type="float" office:value="5000000" calcext:value-type="float">
                  <text:p>5,0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Social Development</text:p>
                </table:table-cell>
                <table:table-cell office:value-type="float" office:value="16681000" calcext:value-type="float">
                  <text:p>16,681,000 </text:p>
                </table:table-cell>
                <table:table-cell office:value-type="float" office:value="16895000" calcext:value-type="float">
                  <text:p>16,89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ocial Welfare Fund</text:p>
                </table:table-cell>
                <table:table-cell table:number-columns-repeated="2" office:value-type="float" office:value="13400000" calcext:value-type="float">
                  <text:p>13,4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General Organization for Youth &amp; Sports</text:p>
                </table:table-cell>
                <table:table-cell office:value-type="float" office:value="13575000" calcext:value-type="float">
                  <text:p>13,575,000 </text:p>
                </table:table-cell>
                <table:table-cell office:value-type="float" office:value="13479000" calcext:value-type="float">
                  <text:p>13,479,000 </text:p>
                </table:table-cell>
                <table:table-cell table:number-columns-repeated="1020"/>
              </table:table-row>
            </table:table-row-group>
            <table:table-row table:style-name="ro2">
              <table:table-cell table:style-name="Subtotal"/>
              <table:table-cell table:style-name="ce14" office:value-type="string" calcext:value-type="string">
                <text:p>Economic Services Sector</text:p>
              </table:table-cell>
              <table:table-cell table:style-name="Subtotal" table:formula="of:=SUBTOTAL(9;[.C43:.C45])" office:value-type="float" office:value="21276000" calcext:value-type="float">
                <text:p>21,276,000 </text:p>
              </table:table-cell>
              <table:table-cell table:style-name="ce23" table:formula="of:=SUBTOTAL(9;[.D43:.D45])" office:value-type="float" office:value="20802000" calcext:value-type="float">
                <text:p>20,802,000 </text:p>
              </table:table-cell>
              <table:table-cell table:style-name="Subtotal"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Industry &amp; Commerce</text:p>
                </table:table-cell>
                <table:table-cell office:value-type="float" office:value="11048000" calcext:value-type="float">
                  <text:p>11,048,000 </text:p>
                </table:table-cell>
                <table:table-cell office:value-type="float" office:value="10759000" calcext:value-type="float">
                  <text:p>10,75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Oil &amp; Gas Authority</text:p>
                </table:table-cell>
                <table:table-cell office:value-type="float" office:value="2652000" calcext:value-type="float">
                  <text:p>2,652,000 </text:p>
                </table:table-cell>
                <table:table-cell office:value-type="float" office:value="2606000" calcext:value-type="float">
                  <text:p>2,60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Finance</text:p>
                </table:table-cell>
                <table:table-cell office:value-type="float" office:value="7576000" calcext:value-type="float">
                  <text:p>7,576,000 </text:p>
                </table:table-cell>
                <table:table-cell office:value-type="float" office:value="7437000" calcext:value-type="float">
                  <text:p>7,437,000 </text:p>
                </table:table-cell>
                <table:table-cell table:number-columns-repeated="1020"/>
              </table:table-row>
            </table:table-row-group>
            <table:table-row table:style-name="ro2">
              <table:table-cell table:style-name="Subtotal"/>
              <table:table-cell table:style-name="ce14" office:value-type="string" calcext:value-type="string">
                <text:p>Infrastructure Sector</text:p>
              </table:table-cell>
              <table:table-cell table:style-name="Subtotal" table:formula="of:=SUBTOTAL(9;[.C47:.C51])" office:value-type="float" office:value="249044000" calcext:value-type="float">
                <text:p>249,044,000 </text:p>
              </table:table-cell>
              <table:table-cell table:style-name="ce23" table:formula="of:=SUBTOTAL(9;[.D47:.D51])" office:value-type="float" office:value="223031000" calcext:value-type="float">
                <text:p>223,031,000 </text:p>
              </table:table-cell>
              <table:table-cell table:style-name="Subtotal"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Housing</text:p>
                </table:table-cell>
                <table:table-cell office:value-type="float" office:value="4091000" calcext:value-type="float">
                  <text:p>4,091,000 </text:p>
                </table:table-cell>
                <table:table-cell office:value-type="float" office:value="4012000" calcext:value-type="float">
                  <text:p>4,01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Works</text:p>
                </table:table-cell>
                <table:table-cell office:value-type="float" office:value="24422000" calcext:value-type="float">
                  <text:p>24,422,000 </text:p>
                </table:table-cell>
                <table:table-cell office:value-type="float" office:value="23929000" calcext:value-type="float">
                  <text:p>23,92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Electricity &amp; Water Authority</text:p>
                </table:table-cell>
                <table:table-cell office:value-type="float" office:value="200000000" calcext:value-type="float">
                  <text:p>200,000,000 </text:p>
                </table:table-cell>
                <table:table-cell office:value-type="float" office:value="175300000" calcext:value-type="float">
                  <text:p>175,3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Post, Communication,Frequency and Transport Affairs</text:p>
                </table:table-cell>
                <table:table-cell office:value-type="float" office:value="7634000" calcext:value-type="float">
                  <text:p>7,634,000 </text:p>
                </table:table-cell>
                <table:table-cell office:value-type="float" office:value="7489000" calcext:value-type="float">
                  <text:p>7,48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Civil Aviation Affairs</text:p>
                </table:table-cell>
                <table:table-cell office:value-type="float" office:value="12897000" calcext:value-type="float">
                  <text:p>12,897,000 </text:p>
                </table:table-cell>
                <table:table-cell office:value-type="float" office:value="12301000" calcext:value-type="float">
                  <text:p>12,301,000 </text:p>
                </table:table-cell>
                <table:table-cell table:number-columns-repeated="1020"/>
              </table:table-row>
            </table:table-row-group>
            <table:table-row table:style-name="ro2">
              <table:table-cell table:style-name="Subtotal"/>
              <table:table-cell table:style-name="ce14" office:value-type="string" calcext:value-type="string">
                <text:p>Miscellaneous Budget</text:p>
              </table:table-cell>
              <table:table-cell table:style-name="Subtotal" table:formula="of:=SUBTOTAL(9;[.C53:.C59])" office:value-type="float" office:value="27079000" calcext:value-type="float">
                <text:p>27,079,000 </text:p>
              </table:table-cell>
              <table:table-cell table:style-name="ce23" table:formula="of:=SUBTOTAL(9;[.D53:.D59])" office:value-type="float" office:value="26633000" calcext:value-type="float">
                <text:p>26,633,000 </text:p>
              </table:table-cell>
              <table:table-cell table:style-name="Subtotal"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Municipalities &amp; Agriculture Affairs (Agriculture Affairs)</text:p>
                </table:table-cell>
                <table:table-cell office:value-type="float" office:value="6849000" calcext:value-type="float">
                  <text:p>6,849,000 </text:p>
                </table:table-cell>
                <table:table-cell office:value-type="float" office:value="6683000" calcext:value-type="float">
                  <text:p>6,68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Municipalities &amp; Agriculture Affairs (Municipalities Affairs)</text:p>
                </table:table-cell>
                <table:table-cell office:value-type="float" office:value="2192000" calcext:value-type="float">
                  <text:p>2,192,000 </text:p>
                </table:table-cell>
                <table:table-cell office:value-type="float" office:value="2152000" calcext:value-type="float">
                  <text:p>2,15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Equestrian &amp; Horse Racing Club</text:p>
                </table:table-cell>
                <table:table-cell office:value-type="float" office:value="1304000" calcext:value-type="float">
                  <text:p>1,304,000 </text:p>
                </table:table-cell>
                <table:table-cell office:value-type="float" office:value="1285000" calcext:value-type="float">
                  <text:p>1,28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Public Commission for the Protection of Marine Resources, Environment &amp; Wildlife</text:p>
                </table:table-cell>
                <table:table-cell office:value-type="float" office:value="5150000" calcext:value-type="float">
                  <text:p>5,150,000 </text:p>
                </table:table-cell>
                <table:table-cell office:value-type="float" office:value="5000000" calcext:value-type="float">
                  <text:p>5,0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ohammed bin Khalifa Al Khalifa Cardiac Center</text:p>
                </table:table-cell>
                <table:table-cell table:number-columns-repeated="2" office:value-type="float" office:value="9350000" calcext:value-type="float">
                  <text:p>9,35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State for Shura Council &amp; Representatives Council Affairs</text:p>
                </table:table-cell>
                <table:table-cell office:value-type="float" office:value="1270000" calcext:value-type="float">
                  <text:p>1,270,000 </text:p>
                </table:table-cell>
                <table:table-cell office:value-type="float" office:value="1210000" calcext:value-type="float">
                  <text:p>1,21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Tender Board</text:p>
                </table:table-cell>
                <table:table-cell office:value-type="float" office:value="964000" calcext:value-type="float">
                  <text:p>964,000 </text:p>
                </table:table-cell>
                <table:table-cell office:value-type="float" office:value="953000" calcext:value-type="float">
                  <text:p>953,000 </text:p>
                </table:table-cell>
                <table:table-cell table:number-columns-repeated="1020"/>
              </table:table-row>
            </table:table-row-group>
            <table:table-row table:style-name="ro2">
              <table:table-cell table:style-name="Subtotal"/>
              <table:table-cell table:style-name="ce14" office:value-type="string" calcext:value-type="string">
                <text:p>Transfer Budget</text:p>
              </table:table-cell>
              <table:table-cell table:style-name="Subtotal" table:formula="of:=SUBTOTAL(9;[.C61:.C102])" office:value-type="float" office:value="427900000" calcext:value-type="float">
                <text:p>427,900,000 </text:p>
              </table:table-cell>
              <table:table-cell table:style-name="ce23" table:formula="of:=SUBTOTAL(9;[.D61:.D102])" office:value-type="float" office:value="413228000" calcext:value-type="float">
                <text:p>413,228,000 </text:p>
              </table:table-cell>
              <table:table-cell table:style-name="Subtotal"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unicipality Councils</text:p>
                </table:table-cell>
                <table:table-cell table:number-columns-repeated="2" office:value-type="float" office:value="612000" calcext:value-type="float">
                  <text:p>61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Constitutional Court</text:p>
                </table:table-cell>
                <table:table-cell office:value-type="float" office:value="2240000" calcext:value-type="float">
                  <text:p>2,240,000 </text:p>
                </table:table-cell>
                <table:table-cell office:value-type="float" office:value="2229000" calcext:value-type="float">
                  <text:p>2,22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Radio &amp; TV Corporation</text:p>
                </table:table-cell>
                <table:table-cell table:number-columns-repeated="2" office:value-type="float" office:value="12197000" calcext:value-type="float">
                  <text:p>12,197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Center for Studies &amp; Research</text:p>
                </table:table-cell>
                <table:table-cell table:number-columns-repeated="2" office:value-type="float" office:value="1446000" calcext:value-type="float">
                  <text:p>1,44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unni Awqaf</text:p>
                </table:table-cell>
                <table:table-cell table:number-columns-repeated="2" office:value-type="float" office:value="2465000" calcext:value-type="float">
                  <text:p>2,46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Ja'afari Awqaf</text:p>
                </table:table-cell>
                <table:table-cell table:number-columns-repeated="2" office:value-type="float" office:value="2465000" calcext:value-type="float">
                  <text:p>2,46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University of Bahrain</text:p>
                </table:table-cell>
                <table:table-cell table:number-columns-repeated="2" office:value-type="float" office:value="40878000" calcext:value-type="float">
                  <text:p>40,878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Teachers' College (University of Bahrain)</text:p>
                </table:table-cell>
                <table:table-cell office:value-type="float" office:value="6000000" calcext:value-type="float">
                  <text:p>6,000,000 </text:p>
                </table:table-cell>
                <table:table-cell office:value-type="float" office:value="3658000" calcext:value-type="float">
                  <text:p>3,658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ubsidies</text:p>
                </table:table-cell>
                <table:table-cell table:number-columns-repeated="2" office:value-type="float" office:value="36400000" calcext:value-type="float">
                  <text:p>36,4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it Al-Qura'an</text:p>
                </table:table-cell>
                <table:table-cell table:number-columns-repeated="2" office:value-type="float" office:value="76000" calcext:value-type="float">
                  <text:p>7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hura Council</text:p>
                </table:table-cell>
                <table:table-cell office:value-type="float" office:value="7341000" calcext:value-type="float">
                  <text:p>7,341,000 </text:p>
                </table:table-cell>
                <table:table-cell office:value-type="float" office:value="6869000" calcext:value-type="float">
                  <text:p>6,86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Districts</text:p>
                </table:table-cell>
                <table:table-cell office:value-type="float" office:value="4208000" calcext:value-type="float">
                  <text:p>4,208,000 </text:p>
                </table:table-cell>
                <table:table-cell office:value-type="float" office:value="4008000" calcext:value-type="float">
                  <text:p>4,008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High Council for Islamic Affairs</text:p>
                </table:table-cell>
                <table:table-cell office:value-type="float" office:value="3878000" calcext:value-type="float">
                  <text:p>3,878,000 </text:p>
                </table:table-cell>
                <table:table-cell office:value-type="float" office:value="3780000" calcext:value-type="float">
                  <text:p>3,78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Audit Court</text:p>
                </table:table-cell>
                <table:table-cell office:value-type="float" office:value="4150000" calcext:value-type="float">
                  <text:p>4,150,000 </text:p>
                </table:table-cell>
                <table:table-cell office:value-type="float" office:value="3826000" calcext:value-type="float">
                  <text:p>3,82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High Council for Vocational Training</text:p>
                </table:table-cell>
                <table:table-cell table:number-columns-repeated="2" office:value-type="float" office:value="3500000" calcext:value-type="float">
                  <text:p>3,5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Economic Development Board</text:p>
                </table:table-cell>
                <table:table-cell office:value-type="float" office:value="6300000" calcext:value-type="float">
                  <text:p>6,300,000 </text:p>
                </table:table-cell>
                <table:table-cell office:value-type="float" office:value="6200000" calcext:value-type="float">
                  <text:p>6,2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Exhibition &amp; Convention Authority</text:p>
                </table:table-cell>
                <table:table-cell table:number-columns-repeated="2" office:value-type="float" office:value="750000" calcext:value-type="float">
                  <text:p>75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Royal Charity Organization</text:p>
                </table:table-cell>
                <table:table-cell table:number-columns-repeated="2" office:value-type="float" office:value="1880000" calcext:value-type="float">
                  <text:p>1,88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Representatives Council</text:p>
                </table:table-cell>
                <table:table-cell office:value-type="float" office:value="6522000" calcext:value-type="float">
                  <text:p>6,522,000 </text:p>
                </table:table-cell>
                <table:table-cell office:value-type="float" office:value="6326000" calcext:value-type="float">
                  <text:p>6,32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Institute for Political Development</text:p>
                </table:table-cell>
                <table:table-cell table:number-columns-repeated="2" office:value-type="float" office:value="1500000" calcext:value-type="float">
                  <text:p>1,5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Housing Programme Support (Rent Allowance)</text:p>
                </table:table-cell>
                <table:table-cell table:number-columns-repeated="2" office:value-type="float" office:value="24600000" calcext:value-type="float">
                  <text:p>24,6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Housing Programme Support (Housing Loans Reduction)</text:p>
                </table:table-cell>
                <table:table-cell table:number-columns-repeated="2" office:value-type="float" office:value="4000000" calcext:value-type="float">
                  <text:p>4,0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Institute for Public Administration</text:p>
                </table:table-cell>
                <table:table-cell table:number-columns-repeated="2" office:value-type="float" office:value="5000000" calcext:value-type="float">
                  <text:p>5,0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aintenance Fund</text:p>
                </table:table-cell>
                <table:table-cell table:number-columns-repeated="2" office:value-type="float" office:value="250000" calcext:value-type="float">
                  <text:p>25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E. Government Authority</text:p>
                </table:table-cell>
                <table:table-cell office:value-type="float" office:value="4072000" calcext:value-type="float">
                  <text:p>4,072,000 </text:p>
                </table:table-cell>
                <table:table-cell office:value-type="float" office:value="2153000" calcext:value-type="float">
                  <text:p>2,15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Quality Assurance Authority</text:p>
                </table:table-cell>
                <table:table-cell office:value-type="float" office:value="5400000" calcext:value-type="float">
                  <text:p>5,400,000 </text:p>
                </table:table-cell>
                <table:table-cell office:value-type="float" office:value="4965000" calcext:value-type="float">
                  <text:p>4,96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Polytechnic</text:p>
                </table:table-cell>
                <table:table-cell office:value-type="float" office:value="13100000" calcext:value-type="float">
                  <text:p>13,100,000 </text:p>
                </table:table-cell>
                <table:table-cell office:value-type="float" office:value="10700000" calcext:value-type="float">
                  <text:p>10,700,000 </text:p>
                </table:table-cell>
                <table:table-cell table:number-columns-repeated="1020"/>
              </table:table-row>
              <table:table-row table:style-name="ro2">
                <table:table-cell table:style-name="Subtotal"/>
                <table:table-cell table:style-name="ce14" office:value-type="string" calcext:value-type="string">
                  <text:p>Accounts Under Ministry of Finance Control:</text:p>
                </table:table-cell>
                <table:table-cell table:style-name="Subtotal" table:formula="of:=SUBTOTAL(9;[.C89:.C102])" office:value-type="float" office:value="226670000" calcext:value-type="float">
                  <text:p>226,670,000 </text:p>
                </table:table-cell>
                <table:table-cell table:style-name="ce23" table:formula="of:=SUBTOTAL(9;[.D89:.D102])" office:value-type="float" office:value="220495000" calcext:value-type="float">
                  <text:p>220,495,000 </text:p>
                </table:table-cell>
                <table:table-cell table:style-name="Subtotal" table:number-columns-repeated="1020"/>
              </table:table-row>
              <table:table-row-group>
                <table:table-row table:style-name="ro4">
                  <table:table-cell/>
                  <table:table-cell office:value-type="string" calcext:value-type="string">
                    <text:p>Government Debt Interest</text:p>
                  </table:table-cell>
                  <table:table-cell office:value-type="float" office:value="85000000" calcext:value-type="float">
                    <text:p>85,000,000 </text:p>
                  </table:table-cell>
                  <table:table-cell office:value-type="float" office:value="80000000" calcext:value-type="float">
                    <text:p>80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Contribution to GCC</text:p>
                  </table:table-cell>
                  <table:table-cell office:value-type="float" office:value="2800000" calcext:value-type="float">
                    <text:p>2,800,000 </text:p>
                  </table:table-cell>
                  <table:table-cell office:value-type="float" office:value="2700000" calcext:value-type="float">
                    <text:p>2,7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Government Grants</text:p>
                  </table:table-cell>
                  <table:table-cell office:value-type="float" office:value="3000000" calcext:value-type="float">
                    <text:p>3,000,000 </text:p>
                  </table:table-cell>
                  <table:table-cell office:value-type="float" office:value="2500000" calcext:value-type="float">
                    <text:p>2,5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Government Share in Pension Fund</text:p>
                  </table:table-cell>
                  <table:table-cell office:value-type="float" office:value="600000" calcext:value-type="float">
                    <text:p>600,000 </text:p>
                  </table:table-cell>
                  <table:table-cell office:value-type="float" office:value="525000" calcext:value-type="float">
                    <text:p>525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Contribution to United Nations Organization</text:p>
                  </table:table-cell>
                  <table:table-cell table:number-columns-repeated="2" office:value-type="float" office:value="1000000" calcext:value-type="float">
                    <text:p>1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Miscellaneous Commitments</text:p>
                  </table:table-cell>
                  <table:table-cell office:value-type="float" office:value="7020000" calcext:value-type="float">
                    <text:p>7,020,000 </text:p>
                  </table:table-cell>
                  <table:table-cell office:value-type="float" office:value="6520000" calcext:value-type="float">
                    <text:p>6,52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The General Organization for Social Insurance</text:p>
                  </table:table-cell>
                  <table:table-cell table:number-columns-repeated="2" office:value-type="float" office:value="13900000" calcext:value-type="float">
                    <text:p>13,9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The Government's Share in Unemployment Insurance</text:p>
                  </table:table-cell>
                  <table:table-cell table:number-columns-repeated="2" office:value-type="float" office:value="10000000" calcext:value-type="float">
                    <text:p>10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Other Estimations for Line Ministries &amp; Government Agencies</text:p>
                  </table:table-cell>
                  <table:table-cell table:number-columns-repeated="2" office:value-type="float" office:value="70000000" calcext:value-type="float">
                    <text:p>70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Risk Financing</text:p>
                  </table:table-cell>
                  <table:table-cell table:number-columns-repeated="2" office:value-type="float" office:value="800000" calcext:value-type="float">
                    <text:p>8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UNDP-Bahrain Country Co-operation Framework (CCF)</text:p>
                  </table:table-cell>
                  <table:table-cell table:number-columns-repeated="2" office:value-type="float" office:value="750000" calcext:value-type="float">
                    <text:p>75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Early Retirement Scheme</text:p>
                  </table:table-cell>
                  <table:table-cell table:number-columns-repeated="2" office:value-type="float" office:value="11000000" calcext:value-type="float">
                    <text:p>11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Shaikh Isa Cutural Centre</text:p>
                  </table:table-cell>
                  <table:table-cell table:number-columns-repeated="2" office:value-type="float" office:value="800000" calcext:value-type="float">
                    <text:p>8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Housing Programme Support</text:p>
                  </table:table-cell>
                  <table:table-cell table:number-columns-repeated="2" office:value-type="float" office:value="20000000" calcext:value-type="float">
                    <text:p>20,000,000 </text:p>
                  </table:table-cell>
                  <table:table-cell table:number-columns-repeated="1020"/>
                </table:table-row>
              </table:table-row-group>
            </table:table-row-group>
          </table:table-row-group>
          <table:table-row table:style-name="ro2">
            <table:table-cell table:style-name="Total"/>
            <table:table-cell table:style-name="ce5" office:value-type="string" calcext:value-type="string">
              <text:p>Total</text:p>
            </table:table-cell>
            <table:table-cell table:style-name="ce9" table:formula="of:=SUBTOTAL(9;[.C8:.C102])" office:value-type="float" office:value="1832745000" calcext:value-type="float">
              <text:p>1,832,745,000 </text:p>
            </table:table-cell>
            <table:table-cell table:style-name="ce12" table:formula="of:=SUBTOTAL(9;[.D8:.D102])" office:value-type="float" office:value="1726164000" calcext:value-type="float">
              <text:p>1,726,164,000 </text:p>
            </table:table-cell>
            <table:table-cell table:style-name="Total" table:number-columns-repeated="1020"/>
          </table:table-row>
          <table:table-row table:style-name="ro4">
            <table:table-cell/>
            <table:table-cell office:value-type="string" calcext:value-type="string">
              <text:p>Reserve (3%)</text:p>
            </table:table-cell>
            <table:table-cell office:value-type="float" office:value="54983000" calcext:value-type="float">
              <text:p>54,983,000 </text:p>
            </table:table-cell>
            <table:table-cell office:value-type="float" office:value="51784000" calcext:value-type="float">
              <text:p>51,784,000 </text:p>
            </table:table-cell>
            <table:table-cell table:number-columns-repeated="1020"/>
          </table:table-row>
        </table:table-row-group>
        <table:table-row table:style-name="ro2">
          <table:table-cell table:style-name="Total"/>
          <table:table-cell table:style-name="ce5" office:value-type="string" calcext:value-type="string">
            <text:p>Grand Total</text:p>
          </table:table-cell>
          <table:table-cell table:style-name="ce9" table:formula="of:=SUBTOTAL(9;[.C8:.C104])" office:value-type="float" office:value="1887728000" calcext:value-type="float">
            <text:p>1,887,728,000 </text:p>
          </table:table-cell>
          <table:table-cell table:style-name="ce12" table:formula="of:=SUBTOTAL(9;[.D8:.D104])" office:value-type="float" office:value="1777948000" calcext:value-type="float">
            <text:p>1,777,948,000 </text:p>
          </table:table-cell>
          <table:table-cell table:style-name="Total" table:number-columns-repeated="1020"/>
        </table:table-row>
      </table:table>
      <table:table table:name="Project Expenditure" table:style-name="ta4">
        <office:forms form:automatic-focus="false" form:apply-design-mode="false"/>
        <table:table-column table:style-name="co12" table:default-cell-style-name="Default"/>
        <table:table-column table:style-name="co10" table:default-cell-style-name="ce22"/>
        <table:table-column table:style-name="co13" table:default-cell-style-name="Content"/>
        <table:table-column table:style-name="co13" table:default-cell-style-name="ce11"/>
        <table:table-column table:style-name="co4" table:number-columns-repeated="1020" table:default-cell-style-name="Default"/>
        <table:table-row table:style-name="ro5">
          <table:table-cell/>
          <table:table-cell table:style-name="Heading" office:value-type="string" calcext:value-type="string">
            <text:p>Table 4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/>
          <table:table-cell table:style-name="Heading" office:value-type="string" calcext:value-type="string">
            <text:p>Projec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/>
          <table:table-cell table:style-name="Heading" office:value-type="string" calcext:value-type="string">
            <text:p>for the fiscal years 2009 &amp; 2010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Description</text:p>
          </table:table-cell>
          <table:table-cell table:style-name="ce8" office:value-type="float" office:value="2010" calcext:value-type="float">
            <text:p>2010</text:p>
          </table:table-cell>
          <table:table-cell table:style-name="ce10" office:value-type="float" office:value="2009" calcext:value-type="float">
            <text:p>2009</text:p>
          </table:table-cell>
          <table:table-cell table:number-columns-repeated="1020"/>
        </table:table-row>
        <table:table-row-group>
          <table:table-row table:style-name="ro2">
            <table:table-cell/>
            <table:table-cell table:style-name="ce14" office:value-type="string" calcext:value-type="string">
              <text:p>Public Administration Sector</text:p>
            </table:table-cell>
            <table:table-cell table:style-name="Subtotal" table:formula="of:=SUBTOTAL(9;[.C9:.C15])" office:value-type="float" office:value="16000000" calcext:value-type="float">
              <text:p>16,000,000 </text:p>
            </table:table-cell>
            <table:table-cell table:style-name="ce23" table:formula="of:=SUBTOTAL(9;[.D9:.D15])" office:value-type="float" office:value="18743000" calcext:value-type="float">
              <text:p>18,743,000 </text:p>
            </table:table-cell>
            <table:table-cell table:number-columns-repeated="1020"/>
          </table:table-row>
          <table:table-row-group>
            <table:table-row table:style-name="ro5">
              <table:table-cell/>
              <table:table-cell office:value-type="string" calcext:value-type="string">
                <text:p>National Guard</text:p>
              </table:table-cell>
              <table:table-cell office:value-type="float" office:value="1000000" calcext:value-type="float">
                <text:p>1,000,000 </text:p>
              </table:table-cell>
              <table:table-cell office:value-type="float" office:value="1733000" calcext:value-type="float">
                <text:p>1,733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Interior</text:p>
              </table:table-cell>
              <table:table-cell office:value-type="float" office:value="13000000" calcext:value-type="float">
                <text:p>13,000,000 </text:p>
              </table:table-cell>
              <table:table-cell office:value-type="float" office:value="13698000" calcext:value-type="float">
                <text:p>13,698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Foreign Affairs</text:p>
              </table:table-cell>
              <table:table-cell office:value-type="float" office:value="400000" calcext:value-type="float">
                <text:p>400,000 </text:p>
              </table:table-cell>
              <table:table-cell office:value-type="float" office:value="1700000" calcext:value-type="float">
                <text:p>1,70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Justice &amp; Islamic Affairs</text:p>
              </table:table-cell>
              <table:table-cell office:value-type="float" office:value="650000" calcext:value-type="float">
                <text:p>650,000 </text:p>
              </table:table-cell>
              <table:table-cell office:value-type="float" office:value="631000" calcext:value-type="float">
                <text:p>631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Civil Service Bureau</text:p>
              </table:table-cell>
              <table:table-cell office:value-type="float" office:value="300000" calcext:value-type="float">
                <text:p>300,000 </text:p>
              </table:table-cell>
              <table:table-cell office:value-type="float" office:value="13000" calcext:value-type="float">
                <text:p>13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Central Informatics Organization</text:p>
              </table:table-cell>
              <table:table-cell office:value-type="float" office:value="300000" calcext:value-type="float">
                <text:p>300,000 </text:p>
              </table:table-cell>
              <table:table-cell office:value-type="float" office:value="62000" calcext:value-type="float">
                <text:p>62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Survey &amp; Land Registration Bureau</text:p>
              </table:table-cell>
              <table:table-cell office:value-type="float" office:value="350000" calcext:value-type="float">
                <text:p>350,000 </text:p>
              </table:table-cell>
              <table:table-cell office:value-type="float" office:value="906000" calcext:value-type="float">
                <text:p>906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4" office:value-type="string" calcext:value-type="string">
              <text:p>Social Services Sector</text:p>
            </table:table-cell>
            <table:table-cell table:style-name="Subtotal" table:formula="of:=SUBTOTAL(9;[.C17:.C22])" office:value-type="float" office:value="35872000" calcext:value-type="float">
              <text:p>35,872,000 </text:p>
            </table:table-cell>
            <table:table-cell table:style-name="ce23" table:formula="of:=SUBTOTAL(9;[.D17:.D22])" office:value-type="float" office:value="42415000" calcext:value-type="float">
              <text:p>42,415,000 </text:p>
            </table:table-cell>
            <table:table-cell table:number-columns-repeated="1020"/>
          </table:table-row>
          <table:table-row-group>
            <table:table-row table:style-name="ro5">
              <table:table-cell/>
              <table:table-cell office:value-type="string" calcext:value-type="string">
                <text:p>Ministry of Information</text:p>
              </table:table-cell>
              <table:table-cell office:value-type="float" office:value="2087000" calcext:value-type="float">
                <text:p>2,087,000 </text:p>
              </table:table-cell>
              <table:table-cell office:value-type="float" office:value="2933000" calcext:value-type="float">
                <text:p>2,933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Education</text:p>
              </table:table-cell>
              <table:table-cell office:value-type="float" office:value="6435000" calcext:value-type="float">
                <text:p>6,435,000 </text:p>
              </table:table-cell>
              <table:table-cell office:value-type="float" office:value="7280000" calcext:value-type="float">
                <text:p>7,28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Health</text:p>
              </table:table-cell>
              <table:table-cell office:value-type="float" office:value="17200000" calcext:value-type="float">
                <text:p>17,200,000 </text:p>
              </table:table-cell>
              <table:table-cell office:value-type="float" office:value="17240000" calcext:value-type="float">
                <text:p>17,24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Labour</text:p>
              </table:table-cell>
              <table:table-cell table:number-columns-repeated="2" office:value-type="float" office:value="100000" calcext:value-type="float">
                <text:p>10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General Organization for Youth &amp; Sports</text:p>
              </table:table-cell>
              <table:table-cell office:value-type="float" office:value="9700000" calcext:value-type="float">
                <text:p>9,700,000 </text:p>
              </table:table-cell>
              <table:table-cell office:value-type="float" office:value="13700000" calcext:value-type="float">
                <text:p>13,7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Social Development</text:p>
              </table:table-cell>
              <table:table-cell office:value-type="float" office:value="350000" calcext:value-type="float">
                <text:p>350,000 </text:p>
              </table:table-cell>
              <table:table-cell office:value-type="float" office:value="1162000" calcext:value-type="float">
                <text:p>1,162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24" office:value-type="string" calcext:value-type="string">
              <text:p>Economic Services Sector</text:p>
            </table:table-cell>
            <table:table-cell table:style-name="Subtotal" table:formula="of:=SUBTOTAL(9;[.C24:.C25])" office:value-type="float" office:value="9715000" calcext:value-type="float">
              <text:p>9,715,000 </text:p>
            </table:table-cell>
            <table:table-cell table:style-name="ce23" table:formula="of:=SUBTOTAL(9;[.D24:.D25])" office:value-type="float" office:value="6537000" calcext:value-type="float">
              <text:p>6,537,000 </text:p>
            </table:table-cell>
            <table:table-cell table:number-columns-repeated="1020"/>
          </table:table-row>
          <table:table-row-group>
            <table:table-row table:style-name="ro5">
              <table:table-cell/>
              <table:table-cell office:value-type="string" calcext:value-type="string">
                <text:p>Ministry of Industry &amp; Commerce</text:p>
              </table:table-cell>
              <table:table-cell office:value-type="float" office:value="7415000" calcext:value-type="float">
                <text:p>7,415,000 </text:p>
              </table:table-cell>
              <table:table-cell office:value-type="float" office:value="4137000" calcext:value-type="float">
                <text:p>4,137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Finance</text:p>
              </table:table-cell>
              <table:table-cell office:value-type="float" office:value="2300000" calcext:value-type="float">
                <text:p>2,300,000 </text:p>
              </table:table-cell>
              <table:table-cell office:value-type="float" office:value="2400000" calcext:value-type="float">
                <text:p>2,4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24" office:value-type="string" calcext:value-type="string">
              <text:p>Infrastructure Sector</text:p>
            </table:table-cell>
            <table:table-cell table:style-name="Subtotal" table:formula="of:=SUBTOTAL(9;[.C27:.C31])" office:value-type="float" office:value="182243000" calcext:value-type="float">
              <text:p>182,243,000 </text:p>
            </table:table-cell>
            <table:table-cell table:style-name="ce23" table:formula="of:=SUBTOTAL(9;[.D27:.D31])" office:value-type="float" office:value="167627000" calcext:value-type="float">
              <text:p>167,627,000 </text:p>
            </table:table-cell>
            <table:table-cell table:number-columns-repeated="1020"/>
          </table:table-row>
          <table:table-row-group>
            <table:table-row table:style-name="ro5">
              <table:table-cell/>
              <table:table-cell office:value-type="string" calcext:value-type="string">
                <text:p>Ministry of Works</text:p>
              </table:table-cell>
              <table:table-cell office:value-type="float" office:value="85019000" calcext:value-type="float">
                <text:p>85,019,000 </text:p>
              </table:table-cell>
              <table:table-cell office:value-type="float" office:value="81239000" calcext:value-type="float">
                <text:p>81,239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Housing</text:p>
              </table:table-cell>
              <table:table-cell office:value-type="float" office:value="90000000" calcext:value-type="float">
                <text:p>90,000,000 </text:p>
              </table:table-cell>
              <table:table-cell office:value-type="float" office:value="80000000" calcext:value-type="float">
                <text:p>80,00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Post, Communication,Frequency and Transport Affairs</text:p>
              </table:table-cell>
              <table:table-cell office:value-type="float" office:value="330000" calcext:value-type="float">
                <text:p>330,000 </text:p>
              </table:table-cell>
              <table:table-cell office:value-type="float" office:value="400000" calcext:value-type="float">
                <text:p>40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Civil Aviation Affairs</text:p>
              </table:table-cell>
              <table:table-cell office:value-type="float" office:value="4876000" calcext:value-type="float">
                <text:p>4,876,000 </text:p>
              </table:table-cell>
              <table:table-cell office:value-type="float" office:value="4406000" calcext:value-type="float">
                <text:p>4,406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ustoms Affairs</text:p>
              </table:table-cell>
              <table:table-cell office:value-type="float" office:value="2018000" calcext:value-type="float">
                <text:p>2,018,000 </text:p>
              </table:table-cell>
              <table:table-cell office:value-type="float" office:value="1582000" calcext:value-type="float">
                <text:p>1,582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24" office:value-type="string" calcext:value-type="string">
              <text:p>Miscellaneous Budget</text:p>
            </table:table-cell>
            <table:table-cell table:style-name="Subtotal" table:formula="of:=SUBTOTAL(9;[.C33:.C36])" office:value-type="float" office:value="4960000" calcext:value-type="float">
              <text:p>4,960,000 </text:p>
            </table:table-cell>
            <table:table-cell table:style-name="ce23" table:formula="of:=SUBTOTAL(9;[.D33:.D36])" office:value-type="float" office:value="3941000" calcext:value-type="float">
              <text:p>3,941,000 </text:p>
            </table:table-cell>
            <table:table-cell table:number-columns-repeated="1020"/>
          </table:table-row>
          <table:table-row-group>
            <table:table-row table:style-name="ro5">
              <table:table-cell/>
              <table:table-cell office:value-type="string" calcext:value-type="string">
                <text:p>Ministry of Municipalities &amp; Agriculture Affairs (Agriculture Affairs)</text:p>
              </table:table-cell>
              <table:table-cell office:value-type="float" office:value="350000" calcext:value-type="float">
                <text:p>350,000 </text:p>
              </table:table-cell>
              <table:table-cell office:value-type="float" office:value="401000" calcext:value-type="float">
                <text:p>401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Ministry of Municipalities &amp; Agriculture Affairs (Municipalities Affairs)</text:p>
              </table:table-cell>
              <table:table-cell office:value-type="float" office:value="500000" calcext:value-type="float">
                <text:p>500,000 </text:p>
              </table:table-cell>
              <table:table-cell office:value-type="float" office:value="530000" calcext:value-type="float">
                <text:p>53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Tender Board</text:p>
              </table:table-cell>
              <table:table-cell table:number-columns-repeated="2" office:value-type="float" office:value="150000" calcext:value-type="float">
                <text:p>15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Public Commission for the Protection of Marine Resources, Environment &amp; Wildlife</text:p>
              </table:table-cell>
              <table:table-cell office:value-type="float" office:value="3960000" calcext:value-type="float">
                <text:p>3,960,000 </text:p>
              </table:table-cell>
              <table:table-cell office:value-type="float" office:value="2860000" calcext:value-type="float">
                <text:p>2,86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24" office:value-type="string" calcext:value-type="string">
              <text:p>Transfer Budget</text:p>
            </table:table-cell>
            <table:table-cell table:style-name="Subtotal" table:formula="of:=SUBTOTAL(9;[.C38:.C43])" office:value-type="float" office:value="56210000" calcext:value-type="float">
              <text:p>56,210,000 </text:p>
            </table:table-cell>
            <table:table-cell table:style-name="ce23" table:formula="of:=SUBTOTAL(9;[.D38:.D43])" office:value-type="float" office:value="65737000" calcext:value-type="float">
              <text:p>65,737,000 </text:p>
            </table:table-cell>
            <table:table-cell table:number-columns-repeated="1020"/>
          </table:table-row>
          <table:table-row-group>
            <table:table-row table:style-name="ro5">
              <table:table-cell/>
              <table:table-cell office:value-type="string" calcext:value-type="string">
                <text:p>Radio &amp; TV Corporation</text:p>
              </table:table-cell>
              <table:table-cell table:number-columns-repeated="2" office:value-type="float" office:value="1355000" calcext:value-type="float">
                <text:p>1,355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University of Bahrain</text:p>
              </table:table-cell>
              <table:table-cell office:value-type="float" office:value="1555000" calcext:value-type="float">
                <text:p>1,555,000 </text:p>
              </table:table-cell>
              <table:table-cell office:value-type="float" office:value="857000" calcext:value-type="float">
                <text:p>857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Various Capital Projects</text:p>
              </table:table-cell>
              <table:table-cell office:value-type="float" office:value="41200000" calcext:value-type="float">
                <text:p>41,200,000 </text:p>
              </table:table-cell>
              <table:table-cell office:value-type="float" office:value="40525000" calcext:value-type="float">
                <text:p>40,525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Economic Development Board</text:p>
              </table:table-cell>
              <table:table-cell table:number-columns-repeated="2" office:value-type="float" office:value="7000000" calcext:value-type="float">
                <text:p>7,00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High Council for Islamic Affairs</text:p>
              </table:table-cell>
              <table:table-cell table:number-columns-repeated="2" office:value-type="float" office:value="1000000" calcext:value-type="float">
                <text:p>1,000,000 </text:p>
              </table:table-cell>
              <table:table-cell table:number-columns-repeated="1020"/>
            </table:table-row>
            <table:table-row table:style-name="ro5">
              <table:table-cell/>
              <table:table-cell office:value-type="string" calcext:value-type="string">
                <text:p>General Organization of Port</text:p>
              </table:table-cell>
              <table:table-cell office:value-type="float" office:value="4100000" calcext:value-type="float">
                <text:p>4,100,000 </text:p>
              </table:table-cell>
              <table:table-cell office:value-type="float" office:value="15000000" calcext:value-type="float">
                <text:p>15,000,000 </text:p>
              </table:table-cell>
              <table:table-cell table:number-columns-repeated="1020"/>
            </table:table-row>
          </table:table-row-group>
        </table:table-row-group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9" table:formula="of:=SUBTOTAL(9;[.C8:.C43])" office:value-type="float" office:value="305000000" calcext:value-type="float">
            <text:p>305,000,000 </text:p>
          </table:table-cell>
          <table:table-cell table:style-name="ce12" table:formula="of:=SUBTOTAL(9;[.D8:.D43])" office:value-type="float" office:value="305000000" calcext:value-type="float">
            <text:p>305,000,000 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PakType Naqsh" svg:font-family="'PakType Naqsh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Liberation Sans1" fo:font-family="'Liberation Sans'" style:font-style-name="Regular" style:font-pitch="variable" style:font-name-asian="Noto Sans CJK SC Regular" style:font-family-asian="'Noto Sans CJK SC Regular'" style:font-family-generic-asian="system" style:font-pitch-asian="variable" style:font-name-complex="Liberation Sans1" style:font-family-complex="'Liberation Sans'" style:font-style-name-complex="Regular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font-size="10pt" fo:font-style="normal" fo:font-weight="bold"/>
    </style:style>
    <style:style style:name="Heading1" style:family="table-cell" style:parent-style-name="Heading" style:data-style-name="N100">
      <style:table-cell-properties style:text-align-source="fix" style:repeat-content="false" fo:border="none" fo:padding-bottom="0.99pt" fo:padding-left="0.99pt" fo:padding-right="0.99pt" fo:padding-top="7.99pt" style:rotation-angle="0" loext:vertical-justify="auto"/>
      <style:paragraph-properties fo:text-align="start" css3t:text-justify="auto"/>
      <style:text-properties fo:font-size="10pt" fo:font-style="normal" fo:font-weight="bold"/>
    </style:style>
    <style:style style:name="Subtotal" style:family="table-cell" style:parent-style-name="Default" style:data-style-name="N106">
      <style:table-cell-properties fo:padding-bottom="0.99pt" fo:padding-left="0.99pt" fo:padding-right="0.99pt" fo:padding-top="7.99pt" loext:vertical-justify="auto"/>
      <style:paragraph-properties css3t:text-justify="auto"/>
      <style:text-properties fo:font-size="10pt" fo:font-weight="bold"/>
    </style:style>
    <style:style style:name="Total" style:family="table-cell" style:parent-style-name="Subtotal">
      <style:table-cell-properties fo:border="none"/>
    </style:style>
    <style:style style:name="Content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enue" style:display-name="PageStyle_Revenu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_20_Rev_20__26__20_Exp" style:display-name="PageStyle_Total Rev &amp; 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current_20_Expenditure" style:display-name="PageStyle_Recurren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ject_20_Expenditure" style:display-name="PageStyle_Projec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13T12:33:22.225455777</dc:date>
    <meta:editing-cycles>6</meta:editing-cycles>
    <meta:editing-duration>PT28M1S</meta:editing-duration>
    <meta:generator>LibreOffice/5.2.2.2$Linux_X86_64 LibreOffice_project/20m0$Build-2</meta:generator>
    <meta:document-statistic meta:table-count="4" meta:cell-count="554" meta:object-count="0"/>
  </office:meta>
</office:document-meta>
</file>